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4cm" fo:min-width="0.176cm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6.8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6.861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3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3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7cm" fo:min-width="2.1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8cm" fo:min-width="2.3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1.7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1.159cm"/>
    </style:style>
    <style:style style:name="gr15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2.217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003cm" svg:height="17.014cm" svg:x="1.451cm" svg:y="1.983cm">
          <text:p text:style-name="P1">Host</text:p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02cm" svg:height="17.013cm" svg:x="8.45cm" svg:y="1.984cm">
          <text:p text:style-name="P1">Ethernet</text:p>
          <text:p text:style-name="P1">MA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447cm" svg:y1="15.974cm" svg:x2="8.432cm" svg:y2="15.997cm">
          <text:p/>
        </draw:line>
        <draw:line draw:style-name="gr3" draw:text-style-name="P1" draw:layer="layout" svg:x1="8.449cm" svg:y1="4.956cm" svg:x2="4.425cm" svg:y2="4.945cm">
          <text:p/>
        </draw:line>
        <draw:frame draw:style-name="gr4" draw:layer="layout" svg:width="0.502cm" svg:height="1.825cm" svg:x="6.335cm" svg:y="4.124cm">
          <draw:text-box>
            <text:p/>
            <text:p/>
          </draw:text-box>
        </draw:frame>
        <draw:custom-shape draw:style-name="gr1" draw:text-style-name="P1" xml:id="id2" draw:id="id2" draw:layer="layout" svg:width="3.037cm" svg:height="10.97cm" svg:x="14.417cm" svg:y="5.024cm">
          <text:p text:style-name="P1">Literal</text:p>
          <text:p text:style-name="P1">Arbi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462cm" svg:y1="14.006cm" svg:x2="14.428cm" svg:y2="14.006cm">
          <text:p/>
        </draw:line>
        <draw:line draw:style-name="gr2" draw:text-style-name="P1" draw:layer="layout" svg:x1="14.429cm" svg:y1="7.004cm" svg:x2="11.463cm" svg:y2="6.968cm">
          <text:p/>
        </draw:line>
        <draw:custom-shape draw:style-name="gr1" draw:text-style-name="P1" xml:id="id1" draw:id="id1" draw:layer="layout" svg:width="6.983cm" svg:height="2.007cm" svg:x="21.017cm" svg:y="4.063cm">
          <text:p text:style-name="P1">Propagation</text:p>
          <text:p text:style-name="P1">Engin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7.007cm" svg:height="2.008cm" svg:x="21.017cm" svg:y="14.971cm">
          <text:p text:style-name="P1">Propagation</text:p>
          <text:p text:style-name="P1">Engine 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1.51cm" svg:x1="24.508cm" svg:y1="4.063cm" svg:x2="15.935cm" svg:y2="5.024cm" draw:start-shape="id1" draw:start-glue-point="0" draw:end-shape="id2" draw:end-glue-point="0" svg:d="m24508 4063v-2012h-8573v2973">
          <text:p/>
        </draw:connector>
        <draw:connector draw:style-name="gr2" draw:text-style-name="P1" draw:layer="layout" draw:line-skew="1.487cm" svg:x1="24.52cm" svg:y1="16.979cm" svg:x2="15.935cm" svg:y2="15.994cm" draw:start-shape="id3" draw:start-glue-point="2" draw:end-shape="id2" draw:end-glue-point="2" svg:d="m24520 16979v1988h-8585v-2973">
          <text:p/>
        </draw:connector>
        <draw:line draw:style-name="gr2" draw:text-style-name="P1" draw:layer="layout" svg:x1="17.451cm" svg:y1="6.986cm" svg:x2="20.988cm" svg:y2="4.965cm">
          <text:p/>
        </draw:line>
        <draw:line draw:style-name="gr3" draw:text-style-name="P1" draw:layer="layout" svg:x1="17.425cm" svg:y1="14.019cm" svg:x2="20.988cm" svg:y2="15.935cm">
          <text:p/>
        </draw:line>
        <draw:custom-shape draw:style-name="gr5" draw:text-style-name="P1" draw:layer="layout" svg:width="1.12cm" svg:height="1.07cm" svg:x="2.429cm" svg:y="11.404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19cm" svg:height="1.07cm" svg:x="9.452cm" svg:y="11.377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2cm" svg:height="1.07cm" svg:x="15.434cm" svg:y="11.492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19cm" svg:height="1.07cm" svg:x="21.416cm" svg:y="4.434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2" draw:layer="layout" svg:width="7.362cm" svg:height="0.818cm" svg:x="16.746cm" svg:y="1.21cm">
          <draw:text-box>
            <text:p text:style-name="P2"><text:span text:style-name="T1">Inferiertes Literal (PID, CID, POS)</text:span></text:p>
          </draw:text-box>
        </draw:frame>
        <draw:frame draw:style-name="gr7" draw:text-style-name="P2" draw:layer="layout" svg:width="7.361cm" svg:height="0.818cm" svg:x="16.806cm" svg:y="18.962cm">
          <draw:text-box>
            <text:p text:style-name="P2"><text:span text:style-name="T1">Inferiertes Literal (PID, CID, POS)</text:span></text:p>
          </draw:text-box>
        </draw:frame>
        <draw:custom-shape draw:style-name="gr5" draw:text-style-name="P1" draw:layer="layout" svg:width="1.119cm" svg:height="1.07cm" svg:x="21.388cm" svg:y="15.494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46cm" svg:height="0.324cm" svg:x="24.315cm" svg:y="6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98cm" svg:height="0.298cm" svg:x="24.315cm" svg:y="7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98cm" svg:height="0.298cm" svg:x="24.315cm" svg:y="8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2" draw:layer="layout" svg:width="3.953cm" svg:height="1.239cm" draw:transform="rotate (-0.504574686751561) translate (17.663cm 13.289cm)">
          <draw:text-box>
            <text:p text:style-name="P2"><text:span text:style-name="T1">Literal &amp; Zustand</text:span></text:p>
          </draw:text-box>
        </draw:frame>
        <draw:frame draw:style-name="gr10" draw:text-style-name="P2" draw:layer="layout" svg:width="3.953cm" svg:height="1.24cm" draw:transform="rotate (0.520631715869909) translate (17.182cm 7.016cm)">
          <draw:text-box>
            <text:p text:style-name="P2"><text:span text:style-name="T1">Literal &amp; Zustand</text:span></text:p>
          </draw:text-box>
        </draw:frame>
        <draw:frame draw:style-name="gr11" draw:text-style-name="P3" draw:layer="layout" svg:width="1.992cm" svg:height="1.385cm" svg:x="12.003cm" svg:y="6.233cm">
          <draw:text-box>
            <text:p text:style-name="P3"><text:span text:style-name="T1">Literal </text:span></text:p>
            <text:p text:style-name="P3"><text:span text:style-name="T1">Konflikt</text:span></text:p>
          </draw:text-box>
        </draw:frame>
        <draw:frame draw:style-name="gr12" draw:text-style-name="P3" draw:layer="layout" svg:width="2.153cm" svg:height="1.385cm" svg:x="11.738cm" svg:y="13.296cm">
          <draw:text-box>
            <text:p text:style-name="P3"><text:span text:style-name="T1">Literal </text:span></text:p>
            <text:p text:style-name="P3"><text:span text:style-name="T1">Zustand</text:span></text:p>
          </draw:text-box>
        </draw:frame>
        <draw:frame draw:style-name="gr13" draw:text-style-name="P3" draw:layer="layout" svg:width="1.658cm" svg:height="0.818cm" svg:x="4.451cm" svg:y="15.16cm">
          <draw:text-box>
            <text:p text:style-name="P3"><text:span text:style-name="T1">Paket</text:span></text:p>
          </draw:text-box>
        </draw:frame>
        <draw:frame draw:style-name="gr14" draw:text-style-name="P3" draw:layer="layout" svg:width="1.659cm" svg:height="0.818cm" svg:x="6.824cm" svg:y="4.159cm">
          <draw:text-box>
            <text:p text:style-name="P3"><text:span text:style-name="T1">Paket</text:span></text:p>
          </draw:text-box>
        </draw:frame>
        <draw:line draw:style-name="gr15" draw:text-style-name="P1" draw:layer="layout" svg:x1="6.426cm" svg:y1="2.356cm" svg:x2="6.421cm" svg:y2="20cm">
          <text:p/>
        </draw:line>
        <draw:frame draw:style-name="gr16" draw:text-style-name="P3" draw:layer="layout" svg:width="4.625cm" svg:height="1.629cm" svg:x="4.158cm" svg:y="1cm">
          <draw:text-box>
            <text:p text:style-name="P3"><text:span text:style-name="T1">Ethernet</text:span></text:p>
            <text:p text:style-name="P3"><text:span text:style-name="T1">Schnittstelle</text:span></text:p>
          </draw:text-box>
        </draw:frame>
        <draw:custom-shape draw:style-name="gr8" draw:text-style-name="P1" draw:layer="layout" svg:width="0.346cm" svg:height="0.324cm" svg:x="24.315cm" svg:y="9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98cm" svg:height="0.298cm" svg:x="24.315cm" svg:y="10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98cm" svg:height="0.298cm" svg:x="24.315cm" svg:y="11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98cm" svg:height="0.298cm" svg:x="24.315cm" svg:y="12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98cm" svg:height="0.298cm" svg:x="24.315cm" svg:y="13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8-14T20:48:07</meta:creation-date>
    <dc:date>2011-08-14T21:21:24</dc:date>
    <meta:editing-duration>PT17M32S</meta:editing-duration>
    <meta:editing-cycles>3</meta:editing-cycles>
    <meta:generator>LibreOffice/3.4$Linux LibreOffice_project/340m1$Build-203</meta:generator>
    <meta:document-statistic meta:object-count="37"/>
  </office:meta>
</office:document-meta>
</file>